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MRoman10" svg:font-family="LMRoman10"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Arial Unicode MS'" style:font-family-generic="roman" style:font-pitch="variable"/>
  </office:font-face-decls>
  <office:automatic-styles>
    <style:style style:name="Tabla1" style:family="table">
      <style:table-properties style:width="6.906cm" table:align="left"/>
    </style:style>
    <style:style style:name="Tabla1.A" style:family="table-column">
      <style:table-column-properties style:column-width="2.196cm"/>
    </style:style>
    <style:style style:name="Tabla1.B" style:family="table-column">
      <style:table-column-properties style:column-width="2.699cm"/>
    </style:style>
    <style:style style:name="Tabla1.C" style:family="table-column">
      <style:table-column-properties style:column-width="2.011cm"/>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Estilo_20_de_20_dibujo_20_predeterminado">
      <style:paragraph-properties fo:text-align="start" style:justify-single-word="false" style:writing-mode="lr-tb"/>
    </style:style>
    <style:style style:name="P2" style:family="paragraph" style:parent-style-name="Standard">
      <style:paragraph-properties fo:text-align="start" style:justify-single-word="false"/>
      <style:text-properties officeooo:paragraph-rsid="000aade5"/>
    </style:style>
    <style:style style:name="P3" style:family="paragraph" style:parent-style-name="Estilo_20_de_20_dibujo_20_predeterminado">
      <style:paragraph-properties fo:text-align="start" style:justify-single-word="false" style:writing-mode="lr-tb"/>
      <style:text-properties officeooo:paragraph-rsid="000ed872"/>
    </style:style>
    <style:style style:name="P4" style:family="paragraph" style:parent-style-name="Estilo_20_de_20_dibujo_20_predeterminado">
      <style:paragraph-properties fo:text-align="start" style:justify-single-word="false" style:writing-mode="lr-tb"/>
      <style:text-properties officeooo:paragraph-rsid="0015f5cd"/>
    </style:style>
    <style:style style:name="P5" style:family="paragraph" style:parent-style-name="Standard">
      <style:paragraph-properties fo:text-align="start" style:justify-single-word="false" style:writing-mode="lr-tb"/>
      <style:text-properties officeooo:paragraph-rsid="001788a6"/>
    </style:style>
    <style:style style:name="P6" style:family="paragraph" style:parent-style-name="Standard">
      <style:paragraph-properties fo:text-align="start" style:justify-single-word="false" style:writing-mode="lr-tb"/>
      <style:text-properties officeooo:paragraph-rsid="001a5c6c"/>
    </style:style>
    <style:style style:name="P7" style:family="paragraph" style:parent-style-name="Standard">
      <style:paragraph-properties fo:text-align="start" style:justify-single-word="false" style:writing-mode="lr-tb"/>
      <style:text-properties officeooo:paragraph-rsid="001bed48"/>
    </style:style>
    <style:style style:name="P8" style:family="paragraph" style:parent-style-name="Standard">
      <style:paragraph-properties fo:text-align="start" style:justify-single-word="false" style:writing-mode="lr-tb"/>
      <style:text-properties officeooo:paragraph-rsid="001c69a9"/>
    </style:style>
    <style:style style:name="P9" style:family="paragraph" style:parent-style-name="Standard">
      <style:paragraph-properties fo:text-align="start" style:justify-single-word="false"/>
      <style:text-properties officeooo:rsid="00168504" officeooo:paragraph-rsid="000aade5"/>
    </style:style>
    <style:style style:name="P10" style:family="paragraph" style:parent-style-name="Standard">
      <style:text-properties officeooo:rsid="000dc8a5" officeooo:paragraph-rsid="000aade5"/>
    </style:style>
    <style:style style:name="P11" style:family="paragraph" style:parent-style-name="Text_20_body">
      <style:text-properties officeooo:rsid="000dc8a5" officeooo:paragraph-rsid="000aade5"/>
    </style:style>
    <style:style style:name="P12" style:family="paragraph" style:parent-style-name="Standard">
      <style:text-properties officeooo:rsid="000f92c8" officeooo:paragraph-rsid="000aade5"/>
    </style:style>
    <style:style style:name="P13" style:family="paragraph" style:parent-style-name="Table_20_Contents">
      <style:text-properties officeooo:rsid="000f92c8" officeooo:paragraph-rsid="000aade5"/>
    </style:style>
    <style:style style:name="P14" style:family="paragraph" style:parent-style-name="Standard">
      <style:text-properties officeooo:rsid="00107683" officeooo:paragraph-rsid="000aade5"/>
    </style:style>
    <style:style style:name="P15" style:family="paragraph" style:parent-style-name="Standard">
      <style:paragraph-properties fo:text-align="start" style:justify-single-word="false"/>
      <style:text-properties officeooo:rsid="0010c215" officeooo:paragraph-rsid="000aade5"/>
    </style:style>
    <style:style style:name="P16" style:family="paragraph" style:parent-style-name="Standard">
      <style:text-properties officeooo:rsid="0010c215" officeooo:paragraph-rsid="000aade5"/>
    </style:style>
    <style:style style:name="P17" style:family="paragraph" style:parent-style-name="Standard">
      <style:paragraph-properties fo:text-align="start" style:justify-single-word="false"/>
      <style:text-properties officeooo:rsid="00125d01" officeooo:paragraph-rsid="000aade5"/>
    </style:style>
    <style:style style:name="P18" style:family="paragraph" style:parent-style-name="Standard">
      <style:paragraph-properties fo:text-align="start" style:justify-single-word="false"/>
      <style:text-properties officeooo:rsid="0013f966" officeooo:paragraph-rsid="000aade5"/>
    </style:style>
    <style:style style:name="P19" style:family="paragraph" style:parent-style-name="Standard">
      <style:paragraph-properties fo:text-align="start" style:justify-single-word="false"/>
      <style:text-properties officeooo:rsid="0015a51b" officeooo:paragraph-rsid="000aade5"/>
    </style:style>
    <style:style style:name="P20" style:family="paragraph" style:parent-style-name="Standard">
      <style:text-properties officeooo:paragraph-rsid="000aade5"/>
    </style:style>
    <style:style style:name="P21" style:family="paragraph" style:parent-style-name="Standard">
      <style:paragraph-properties fo:text-align="start" style:justify-single-word="false"/>
      <style:text-properties officeooo:rsid="000b5a8a" officeooo:paragraph-rsid="000b5a8a"/>
    </style:style>
    <style:style style:name="P22" style:family="paragraph" style:parent-style-name="Standard">
      <style:paragraph-properties fo:text-align="start" style:justify-single-word="false"/>
      <style:text-properties officeooo:rsid="000d40ed" officeooo:paragraph-rsid="000d40ed"/>
    </style:style>
    <style:style style:name="P23" style:family="paragraph" style:parent-style-name="Estilo_20_de_20_dibujo_20_predeterminado">
      <style:paragraph-properties fo:text-align="start" style:justify-single-word="false" style:writing-mode="lr-tb"/>
      <style:text-properties fo:color="#000000" loext:opacity="100%" style:font-name="LMRoman10" fo:font-size="10.5pt" fo:font-style="normal" fo:font-weight="normal" officeooo:rsid="000ed872" officeooo:paragraph-rsid="000ed872" style:font-size-asian="10.5pt" style:font-style-asian="normal" style:font-weight-asian="normal"/>
    </style:style>
    <style:style style:name="P24" style:family="paragraph" style:parent-style-name="Estilo_20_de_20_dibujo_20_predeterminado">
      <style:paragraph-properties fo:text-align="start" style:justify-single-word="false" style:writing-mode="lr-tb"/>
      <style:text-properties fo:color="#000000" loext:opacity="100%" style:font-name="LMRoman10" fo:font-size="10.5pt" fo:font-style="normal" fo:font-weight="normal" officeooo:rsid="0010d32b" officeooo:paragraph-rsid="0010d32b" style:font-size-asian="10.5pt" style:font-style-asian="normal" style:font-weight-asian="normal"/>
    </style:style>
    <style:style style:name="P25" style:family="paragraph" style:parent-style-name="Standard">
      <style:paragraph-properties fo:text-align="start" style:justify-single-word="false" style:writing-mode="lr-tb"/>
      <style:text-properties fo:color="#000000" loext:opacity="100%" style:font-name="LMRoman10" fo:font-size="10.5pt" fo:font-style="normal" fo:font-weight="normal" officeooo:rsid="0010d32b" officeooo:paragraph-rsid="0010d32b" style:font-size-asian="10.5pt" style:font-style-asian="normal" style:font-weight-asian="normal"/>
    </style:style>
    <style:style style:name="P26" style:family="paragraph" style:parent-style-name="Estilo_20_de_20_dibujo_20_predeterminado">
      <style:paragraph-properties fo:text-align="start" style:justify-single-word="false" style:writing-mode="lr-tb"/>
      <style:text-properties fo:color="#000000" loext:opacity="100%" style:font-name="LMRoman10" fo:font-size="10.5pt" fo:font-style="normal" fo:font-weight="normal" officeooo:rsid="00127d33" officeooo:paragraph-rsid="001473a3" style:font-size-asian="10.5pt" style:font-style-asian="normal" style:font-weight-asian="normal"/>
    </style:style>
    <style:style style:name="P27" style:family="paragraph" style:parent-style-name="Estilo_20_de_20_dibujo_20_predeterminado">
      <style:paragraph-properties fo:text-align="start" style:justify-single-word="false" style:writing-mode="lr-tb"/>
      <style:text-properties fo:color="#000000" loext:opacity="100%" style:font-name="LMRoman10" fo:font-size="10.5pt" fo:font-style="normal" fo:font-weight="normal" officeooo:rsid="001473a3" officeooo:paragraph-rsid="001473a3" style:font-size-asian="10.5pt" style:font-style-asian="normal" style:font-weight-asian="normal"/>
    </style:style>
    <style:style style:name="P28" style:family="paragraph" style:parent-style-name="Estilo_20_de_20_dibujo_20_predeterminado">
      <style:paragraph-properties fo:text-align="start" style:justify-single-word="false" style:writing-mode="lr-tb"/>
      <style:text-properties fo:color="#000000" loext:opacity="100%" style:font-name="LMRoman10" fo:font-size="10.5pt" fo:font-style="normal" fo:font-weight="normal" officeooo:rsid="001788a6" officeooo:paragraph-rsid="001788a6" style:font-size-asian="10.5pt" style:font-style-asian="normal" style:font-weight-asian="normal" style:font-weight-complex="normal"/>
    </style:style>
    <style:style style:name="P29" style:family="paragraph" style:parent-style-name="Standard">
      <style:paragraph-properties fo:text-align="start" style:justify-single-word="false" style:writing-mode="lr-tb"/>
      <style:text-properties fo:color="#000000" loext:opacity="100%" style:font-name="LMRoman10" fo:font-size="10.5pt" fo:font-style="normal" fo:font-weight="normal" officeooo:rsid="0017a2f0" officeooo:paragraph-rsid="0017a2f0" style:font-size-asian="10.5pt" style:font-style-asian="normal" style:font-weight-asian="normal" style:font-weight-complex="normal"/>
    </style:style>
    <style:style style:name="P30" style:family="paragraph" style:parent-style-name="Estilo_20_de_20_dibujo_20_predeterminado">
      <style:paragraph-properties fo:text-align="start" style:justify-single-word="false" style:writing-mode="lr-tb"/>
      <style:text-properties officeooo:rsid="000ed872" officeooo:paragraph-rsid="000ed872"/>
    </style:style>
    <style:style style:name="P31" style:family="paragraph" style:parent-style-name="Standard">
      <style:paragraph-properties fo:text-align="start" style:justify-single-word="false" style:writing-mode="lr-tb"/>
      <style:text-properties officeooo:rsid="000ed872" officeooo:paragraph-rsid="000ed872"/>
    </style:style>
    <style:style style:name="P32" style:family="paragraph" style:parent-style-name="Estilo_20_de_20_dibujo_20_predeterminado">
      <style:paragraph-properties fo:text-align="start" style:justify-single-word="false" style:writing-mode="lr-tb"/>
      <style:text-properties officeooo:rsid="0010d32b" officeooo:paragraph-rsid="0010d32b"/>
    </style:style>
    <style:style style:name="P33" style:family="paragraph" style:parent-style-name="Estilo_20_de_20_dibujo_20_predeterminado">
      <style:paragraph-properties fo:text-align="start" style:justify-single-word="false" style:writing-mode="lr-tb"/>
      <style:text-properties officeooo:rsid="00127d33" officeooo:paragraph-rsid="001473a3"/>
    </style:style>
    <style:style style:name="P34" style:family="paragraph" style:parent-style-name="Standard">
      <style:paragraph-properties fo:text-align="start" style:justify-single-word="false" style:writing-mode="lr-tb"/>
      <style:text-properties fo:font-weight="normal" officeooo:rsid="0017a2f0" officeooo:paragraph-rsid="0017a2f0" style:font-weight-asian="normal" style:font-weight-complex="normal"/>
    </style:style>
    <style:style style:name="P35" style:family="paragraph" style:parent-style-name="Standard">
      <style:paragraph-properties fo:text-align="start" style:justify-single-word="false" style:writing-mode="lr-tb"/>
      <style:text-properties officeooo:rsid="001473a3" officeooo:paragraph-rsid="001473a3"/>
    </style:style>
    <style:style style:name="P36" style:family="paragraph" style:parent-style-name="Standard">
      <style:paragraph-properties fo:text-align="start" style:justify-single-word="false" style:writing-mode="lr-tb"/>
      <style:text-properties officeooo:rsid="001a5c6c" officeooo:paragraph-rsid="001a5c6c"/>
    </style:style>
    <style:style style:name="P37" style:family="paragraph" style:parent-style-name="Standard">
      <style:paragraph-properties fo:text-align="start" style:justify-single-word="false" style:writing-mode="lr-tb"/>
      <style:text-properties officeooo:rsid="001b87ff" officeooo:paragraph-rsid="001b87ff"/>
    </style:style>
    <style:style style:name="P38" style:family="paragraph" style:parent-style-name="Standard">
      <style:paragraph-properties fo:text-align="start" style:justify-single-word="false" style:writing-mode="lr-tb"/>
      <style:text-properties officeooo:rsid="001bed48" officeooo:paragraph-rsid="001bed48"/>
    </style:style>
    <style:style style:name="P39" style:family="paragraph" style:parent-style-name="Standard">
      <style:paragraph-properties fo:text-align="start" style:justify-single-word="false" style:writing-mode="lr-tb"/>
      <style:text-properties officeooo:rsid="001c69a9" officeooo:paragraph-rsid="001c69a9"/>
    </style:style>
    <style:style style:name="P40" style:family="paragraph" style:parent-style-name="Estilo_20_de_20_dibujo_20_predeterminado">
      <style:paragraph-properties fo:text-align="start" style:justify-single-word="false" style:writing-mode="lr-tb"/>
      <style:text-properties fo:color="#000000" loext:opacity="100%" style:font-name="LMRoman10" fo:font-size="10.5pt" fo:font-style="normal" fo:font-weight="normal" officeooo:rsid="0010d32b" officeooo:paragraph-rsid="0010d32b" style:font-size-asian="10.5pt" style:font-style-asian="normal" style:font-weight-asian="normal"/>
    </style:style>
    <style:style style:name="P41" style:family="paragraph" style:parent-style-name="Standard" style:list-style-name="L3">
      <style:text-properties officeooo:rsid="000dc8a5" officeooo:paragraph-rsid="000aade5"/>
    </style:style>
    <style:style style:name="P42" style:family="paragraph" style:parent-style-name="Standard" style:list-style-name="L4">
      <style:text-properties officeooo:rsid="00107683" officeooo:paragraph-rsid="000aade5"/>
    </style:style>
    <style:style style:name="P43" style:family="paragraph" style:parent-style-name="Standard" style:list-style-name="L5">
      <style:paragraph-properties fo:text-align="start" style:justify-single-word="false"/>
      <style:text-properties officeooo:rsid="0015a51b" officeooo:paragraph-rsid="000aade5"/>
    </style:style>
    <style:style style:name="P44" style:family="paragraph" style:parent-style-name="Standard" style:list-style-name="L6">
      <style:paragraph-properties fo:text-align="start" style:justify-single-word="false"/>
      <style:text-properties officeooo:rsid="0015a51b" officeooo:paragraph-rsid="000aade5"/>
    </style:style>
    <style:style style:name="P45" style:family="paragraph" style:parent-style-name="Standard">
      <style:paragraph-properties fo:text-align="start" style:justify-single-word="false" style:writing-mode="lr-tb"/>
      <style:text-properties officeooo:rsid="0017a2f0" officeooo:paragraph-rsid="0017a2f0"/>
    </style:style>
    <style:style style:name="P46" style:family="paragraph" style:parent-style-name="Standard">
      <style:paragraph-properties fo:text-align="start" style:justify-single-word="false" style:writing-mode="lr-tb"/>
      <style:text-properties officeooo:rsid="00180073" officeooo:paragraph-rsid="00180073"/>
    </style:style>
    <style:style style:name="P47" style:family="paragraph" style:parent-style-name="Standard">
      <style:paragraph-properties fo:text-align="start" style:justify-single-word="false" style:writing-mode="lr-tb"/>
      <style:text-properties officeooo:rsid="002156b4" officeooo:paragraph-rsid="002156b4"/>
    </style:style>
    <style:style style:name="P48" style:family="paragraph" style:parent-style-name="Standard">
      <style:paragraph-properties fo:text-align="start" style:justify-single-word="false"/>
      <style:text-properties officeooo:rsid="002156b4" officeooo:paragraph-rsid="002156b4"/>
    </style:style>
    <style:style style:name="P49" style:family="paragraph" style:parent-style-name="Standard">
      <style:paragraph-properties fo:text-align="start" style:justify-single-word="false" style:writing-mode="lr-tb"/>
      <style:text-properties officeooo:paragraph-rsid="002156b4"/>
    </style:style>
    <style:style style:name="P50" style:family="paragraph" style:parent-style-name="Standard">
      <style:paragraph-properties fo:text-align="start" style:justify-single-word="false"/>
      <style:text-properties officeooo:paragraph-rsid="002156b4"/>
    </style:style>
    <style:style style:name="P51" style:family="paragraph" style:parent-style-name="Standard">
      <style:paragraph-properties fo:text-align="start" style:justify-single-word="false"/>
      <style:text-properties officeooo:rsid="0022d568" officeooo:paragraph-rsid="0022d568"/>
    </style:style>
    <style:style style:name="P52" style:family="paragraph" style:parent-style-name="Text_20_body" style:list-style-name="L1"/>
    <style:style style:name="P53" style:family="paragraph" style:parent-style-name="Text_20_body" style:list-style-name="L1">
      <style:paragraph-properties fo:margin-top="0cm" fo:margin-bottom="0cm" style:contextual-spacing="false"/>
    </style:style>
    <style:style style:name="P54" style:family="paragraph" style:parent-style-name="Text_20_body" style:list-style-name="L2"/>
    <style:style style:name="P55" style:family="paragraph" style:parent-style-name="Text_20_body" style:list-style-name="L2">
      <style:paragraph-properties fo:margin-top="0cm" fo:margin-bottom="0cm" style:contextual-spacing="false"/>
    </style:style>
    <style:style style:name="T1" style:family="text">
      <style:text-properties officeooo:rsid="000dc8a5"/>
    </style:style>
    <style:style style:name="T2" style:family="text">
      <style:text-properties officeooo:rsid="00125d01"/>
    </style:style>
    <style:style style:name="T3" style:family="text">
      <style:text-properties fo:color="#000000" loext:opacity="100%" style:font-name="LMRoman10" fo:font-size="10.5pt" fo:font-style="normal" fo:font-weight="normal" style:font-size-asian="10.5pt" style:font-style-asian="normal" style:font-weight-asian="normal"/>
    </style:style>
    <style:style style:name="T4" style:family="text">
      <style:text-properties fo:color="#000000" loext:opacity="100%" style:font-name="LMRoman10" fo:font-size="10.5pt" fo:font-style="normal" fo:font-weight="normal" officeooo:rsid="000ed872" style:font-size-asian="10.5pt" style:font-style-asian="normal" style:font-weight-asian="normal"/>
    </style:style>
    <style:style style:name="T5" style:family="text">
      <style:text-properties fo:color="#000000" loext:opacity="100%" style:font-name="LMRoman10" fo:font-size="10.5pt" fo:font-style="normal" fo:font-weight="normal" officeooo:rsid="0010d32b" style:font-size-asian="10.5pt" style:font-style-asian="normal" style:font-weight-asian="normal"/>
    </style:style>
    <style:style style:name="T6" style:family="text">
      <style:text-properties fo:color="#000000" loext:opacity="100%" style:font-name="LMRoman10" fo:font-size="10.5pt" fo:font-style="normal" fo:font-weight="normal" officeooo:rsid="001473a3" style:font-size-asian="10.5pt" style:font-style-asian="normal" style:font-weight-asian="normal"/>
    </style:style>
    <style:style style:name="T7" style:family="text">
      <style:text-properties fo:color="#000000" loext:opacity="100%" style:font-name="LMRoman10" fo:font-size="10.5pt" fo:font-style="normal" fo:font-weight="normal" officeooo:rsid="0015f5cd" style:font-size-asian="10.5pt" style:font-style-asian="normal" style:font-weight-asian="normal"/>
    </style:style>
    <style:style style:name="T8" style:family="text">
      <style:text-properties fo:color="#000000" loext:opacity="100%" style:font-name="LMRoman10" fo:font-size="10.5pt" fo:font-style="normal" fo:font-weight="normal" officeooo:rsid="0015f5cd" style:font-size-asian="10.5pt" style:font-style-asian="normal" style:font-weight-asian="normal" style:font-weight-complex="normal"/>
    </style:style>
    <style:style style:name="T9" style:family="text">
      <style:text-properties fo:color="#000000" loext:opacity="100%" style:font-name="LMRoman10" fo:font-size="10.5pt" fo:font-style="normal" fo:font-weight="normal" officeooo:rsid="001788a6" style:font-size-asian="10.5pt" style:font-style-asian="normal" style:font-weight-asian="normal"/>
    </style:style>
    <style:style style:name="T10" style:family="text">
      <style:text-properties fo:color="#000000" loext:opacity="100%" style:font-name="LMRoman10" fo:font-size="10.5pt" fo:font-style="normal" fo:font-weight="bold" style:font-size-asian="10.5pt" style:font-style-asian="normal" style:font-weight-asian="bold"/>
    </style:style>
    <style:style style:name="T11" style:family="text">
      <style:text-properties fo:color="#000000" loext:opacity="100%" style:font-name="LMRoman10" fo:font-size="10.5pt" fo:font-weight="normal" style:font-size-asian="10.5pt" style:font-weight-asian="normal"/>
    </style:style>
    <style:style style:name="T12" style:family="text">
      <style:text-properties officeooo:rsid="001a5c6c"/>
    </style:style>
    <style:style style:name="T13" style:family="text">
      <style:text-properties officeooo:rsid="001bed48"/>
    </style:style>
    <style:style style:name="T14" style:family="text">
      <style:text-properties officeooo:rsid="001c69a9"/>
    </style:style>
    <style:style style:name="T15" style:family="text">
      <style:text-properties officeooo:rsid="002156b4"/>
    </style:style>
    <style:style style:name="T16" style:family="text">
      <style:text-properties officeooo:rsid="00249a63"/>
    </style:style>
    <style:style style:name="T17" style:family="text">
      <style:text-properties officeooo:rsid="0024e0e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p>
      <text:p text:style-name="P20"><text:s text:c="2"/><text:span text:style-name="T1">f) sudo init &lt;Y&gt;</text:span></text:p>
      <text:p text:style-name="P20"><text:span text:style-name="T1"><text:s/>g) </text:span>Configuran y arrancan servicios y demonios necesarios para el funcionamiento del sistema.</text:p>
      <text:p text:style-name="P10">Se ubican en /etc/init.d</text:p>
      <text:p text:style-name="P10">Si, la forma de identificarlos es con un formato: [S|K]&lt;orden&gt;&lt;nombreScript&gt;</text:p>
      <text:p text:style-name="P10">S: lanza el script con el argument start</text:p>
      <text:p text:style-name="P10">K: lanza el script con el argument stop</text:p>
      <text:p text:style-name="P11"><text:span text:style-name="Strong_20_Emphasis">Directorios de Runlevels</text:span>: Los scripts de inicio se encuentran en directorios específicos para cada nivel de ejecución (runlevel). Por ejemplo:</text:p>
      <text:list text:style-name="L1">
        <text:list-item>
          <text:p text:style-name="P53"><text:span text:style-name="Source_20_Text">/etc/rc0.d/</text:span> para el nivel de ejecución 0 (apagado del sistema).</text:p>
        </text:list-item>
        <text:list-item>
          <text:p text:style-name="P53"><text:span text:style-name="Source_20_Text">/etc/rc1.d/</text:span> para el nivel de ejecución 1 (modo único o de mantenimiento).</text:p>
        </text:list-item>
        <text:list-item>
          <text:p text:style-name="P53"><text:span text:style-name="Source_20_Text">/etc/rc2.d/</text:span> para el nivel de ejecución 2 (multiusuario sin red).</text:p>
        </text:list-item>
        <text:list-item>
          <text:p text:style-name="P53"><text:span text:style-name="Source_20_Text">/etc/rc3.d/</text:span> para el nivel de ejecución 3 (multiusuario con red, sin interfaz gráfica).</text:p>
        </text:list-item>
        <text:list-item>
          <text:p text:style-name="P53"><text:span text:style-name="Source_20_Text">/etc/rc4.d/</text:span> para el nivel de ejecución 4 (personalizable).</text:p>
        </text:list-item>
        <text:list-item>
          <text:p text:style-name="P53"><text:span text:style-name="Source_20_Text">/etc/rc5.d/</text:span> para el nivel de ejecución 5 (multiusuario con interfaz gráfica).</text:p>
        </text:list-item>
        <text:list-item>
          <text:p text:style-name="P52"><text:span text:style-name="Source_20_Text">/etc/rc6.d/</text:span> para el nivel de ejecución 6 (reinicio del sistema).</text:p>
        </text:list-item>
      </text:list>
      <text:p text:style-name="P10"/>
      <text:p text:style-name="P11"><text:span text:style-name="Strong_20_Emphasis">Formato de Nombres de Scripts</text:span>: Los scripts en estos directorios tienen nombres que comienzan con <text:span text:style-name="Source_20_Text">S</text:span> (para iniciar) o <text:span text:style-name="Source_20_Text">K</text:span> (para detener) seguidos de un número y luego el nombre del script. Por ejemplo, <text:span text:style-name="Source_20_Text">S20apache2</text:span> o <text:span text:style-name="Source_20_Text">K80apache2</text:span>.</text:p>
      <text:list text:style-name="L2">
        <text:list-item>
          <text:p text:style-name="P55"><text:span text:style-name="Strong_20_Emphasis"><text:span text:style-name="Source_20_Text">S20apache2</text:span></text:span>: Esto indica que el script <text:span text:style-name="Source_20_Text">apache2</text:span> se debe iniciar en el nivel de ejecución correspondiente y se ejecutará en el orden determinado por el número <text:span text:style-name="Source_20_Text">20</text:span>.</text:p>
        </text:list-item>
        <text:list-item>
          <text:p text:style-name="P54"><text:span text:style-name="Strong_20_Emphasis"><text:span text:style-name="Source_20_Text">K80apache2</text:span></text:span>: Esto indica que el script <text:span text:style-name="Source_20_Text">apache2</text:span> se debe detener y se ejecutará en el orden determinado por el número <text:span text:style-name="Source_20_Text">80</text:span>.</text:p>
        </text:list-item>
      </text:list>
      <text:p text:style-name="P10"/>
      <text:p text:style-name="P10"/>
      <text:p text:style-name="P10">4)a) UID: user identifier</text:p>
      <text:p text:style-name="P10">GID: groups identifier</text:p>
      <text:p text:style-name="P10">En un sistema GNU/Linux, <text:span text:style-name="Strong_20_Emphasis">no puede haber dos usuarios con el mismo UID</text:span>. El UID debe ser único para cada usuario en el sistema para garantizar una correcta gestión de permisos y accesos. </text:p>
      <text:p text:style-name="P10">b) El usuario root sería como una especie de modo administrador. No puede existir mas de un usuario con el mismo ID, pero sí mas de un usuario root. El UID normalmente es 0. Pero, puede haber mas de un usuario root mediante el uso de sudo o su, anterior al comando.</text:p>
      <text:p text:style-name="P10"/>
      <text:p text:style-name="P10">d)</text:p>
      <text:list text:style-name="L3">
        <text:list-item>
          <text:p text:style-name="P41">useradd: crea un nuevo usuario o modifica la informacion de un usuario existente.</text:p>
        </text:list-item>
        <text:list-item>
          <text:p text:style-name="P41">Usermod: modifica una cuenta de usuario</text:p>
        </text:list-item>
        <text:list-item>
          <text:p text:style-name="P41">userdel: elimina la cuenta de un usuario y archivos relacionados a ella</text:p>
        </text:list-item>
        <text:list-item>
          <text:p text:style-name="P41">su: <text:span text:style-name="T17">Permite cambiar de usuario sin cerrar sesión. Permitiendo ejecutar comandos y realizar tareas con permisos de otros usuarios</text:span></text:p>
        </text:list-item>
        <text:list-item>
          <text:p text:style-name="P41">groupadd: crea un nuevo grupo</text:p>
        </text:list-item>
        <text:list-item>
          <text:p text:style-name="P41">who: muestra quien está conectado al sistema</text:p>
        </text:list-item>
        <text:list-item>
          <text:p text:style-name="P41">groupdel: elimina un grupo</text:p>
        </text:list-item>
        <text:list-item>
          <text:p text:style-name="P41">passwd: cambia la contraseña del usuario</text:p>
        </text:list-item>
      </text:list>
      <text:p text:style-name="P10"/>
      <text:p text:style-name="P10"/>
      <text:p text:style-name="P12">5)</text:p>
      <text:p text:style-name="P12"><text:soft-page-break/>A) Existen 3 tipos de permisos y se basan en una notación octal:</text:p>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13">Valor</text:p>
          </table:table-cell>
          <table:table-cell table:style-name="Tabla1.A1" office:value-type="string">
            <text:p text:style-name="P13">Permiso</text:p>
          </table:table-cell>
          <table:table-cell table:style-name="Tabla1.C1" office:value-type="string">
            <text:p text:style-name="P13">Octal</text:p>
          </table:table-cell>
        </table:table-row>
        <table:table-row>
          <table:table-cell table:style-name="Tabla1.A2" office:value-type="string">
            <text:p text:style-name="P13">Lectura</text:p>
          </table:table-cell>
          <table:table-cell table:style-name="Tabla1.A2" office:value-type="string">
            <text:p text:style-name="P13">R</text:p>
          </table:table-cell>
          <table:table-cell table:style-name="Tabla1.C2" office:value-type="string">
            <text:p text:style-name="P13">4</text:p>
          </table:table-cell>
        </table:table-row>
        <table:table-row>
          <table:table-cell table:style-name="Tabla1.A2" office:value-type="string">
            <text:p text:style-name="P13">Escritura</text:p>
          </table:table-cell>
          <table:table-cell table:style-name="Tabla1.A2" office:value-type="string">
            <text:p text:style-name="P13">W</text:p>
          </table:table-cell>
          <table:table-cell table:style-name="Tabla1.C2" office:value-type="string">
            <text:p text:style-name="P13">2</text:p>
          </table:table-cell>
        </table:table-row>
        <table:table-row>
          <table:table-cell table:style-name="Tabla1.A2" office:value-type="string">
            <text:p text:style-name="P13">Ejecución</text:p>
          </table:table-cell>
          <table:table-cell table:style-name="Tabla1.A2" office:value-type="string">
            <text:p text:style-name="P13">X</text:p>
          </table:table-cell>
          <table:table-cell table:style-name="Tabla1.C2" office:value-type="string">
            <text:p text:style-name="P13">1</text:p>
          </table:table-cell>
        </table:table-row>
      </table:table>
      <text:p text:style-name="P20"/>
      <text:p text:style-name="P20"/>
      <text:p text:style-name="P14">b)</text:p>
      <text:list text:style-name="L4">
        <text:list-item>
          <text:p text:style-name="P42">chmod: modifica el permiso de los archivos</text:p>
        </text:list-item>
        <text:list-item>
          <text:p text:style-name="P42">chown: cambia el usuario y grupo propietarios de ficheros. Cambia <text:s/>el <text:s/>propietario <text:s/>y/o grupo <text:s/>de <text:s/>cada FICHERO a PROPIETARIO y/o GRUPO. Con --reference, cambia <text:s/>el propietario <text:s/>y <text:s/>el <text:s/>grupo <text:s/>de <text:s/>cada FICHERO a los que tenga FICHERO-R.</text:p>
        </text:list-item>
        <text:list-item>
          <text:p text:style-name="P42">Chgrp: cambia el grupo de pertenencia de archivos y directorio. Cambia <text:s/>el <text:s/>grupo <text:s/>de <text:s/>cada ARCHIVO <text:s/>a <text:s/>GRUPO. <text:s text:c="2"/>Si añade –reference, cambiará el grupo de cada ARCHIVO al del R-ARCHIVO. </text:p>
          <text:list>
            <text:list-item>
              <text:p text:style-name="P42">EJEMPLOS</text:p>
              <text:list>
                <text:list-header>
                  <text:p text:style-name="P42">chgrp personal /u</text:p>
                </text:list-header>
              </text:list>
              <text:p text:style-name="P42"><text:s text:c="6"/><text:tab/>Cambia el grupo de /u a "personal".</text:p>
              <text:p text:style-name="P42"><text:s text:c="6"/>chgrp -hR personal /u</text:p>
              <text:p text:style-name="P42"><text:s/><text:tab/>Cambia el <text:s/>grupo <text:s/>de <text:s/>/u <text:s/>y <text:s/>de <text:s/>los <text:s/>archivos <text:s/>que <text:s/>contiene <text:s/>a "personal".</text:p>
            </text:list-item>
          </text:list>
        </text:list-item>
      </text:list>
      <text:p text:style-name="P14"/>
      <text:p text:style-name="P16">c)</text:p>
      <text:p text:style-name="P15"><text:s/>Un modo numérico consta de entre uno y cuatro <text:s/>dígitos <text:s/>octales <text:s/>(0-7),</text:p>
      <text:p text:style-name="P15"><text:s/>que se obtienen sumando los bits con los valores 4, 2 y 1. <text:s/>Los dígitos</text:p>
      <text:p text:style-name="P15"><text:s/>que faltan se consideran ceros y se colocan al incio. El primer <text:s/>dígito</text:p>
      <text:p text:style-name="P15"><text:s/>selecciona el ID de usuario configurado (4), el ID de grupo configurado</text:p>
      <text:p text:style-name="P15"><text:s/>(2), por último, los atributos de eliminación restringida o sticky <text:s/>bit</text:p>
      <text:p text:style-name="P15"><text:s/>(1). <text:s/>El segundo dígito selecciona los permisos para el propietario del</text:p>
      <text:p text:style-name="P15"><text:s/>archivo: leer (4), escribir (2) y ejecutar (1); el <text:s/>tercero <text:s/>selecciona</text:p>
      <text:p text:style-name="P15"><text:s/>permisos <text:s/>para <text:s/>otros usuarios en el grupo del archivo y el cuarto para</text:p>
      <text:p text:style-name="P15"><text:s/>otros usuarios que no están en el grupo <text:s/>del <text:s/>archivo, <text:s/>ambos <text:s/>con <text:s/>los</text:p>
      <text:p text:style-name="P15"><text:s/>mismos rangos de valores.</text:p>
      <text:p text:style-name="P15"/>
      <text:p text:style-name="P17">D) De por si, no puede hacerlo. Para ello tiene que ejecutar el comando sudo, junto con lo que quiera hacer sobre el archivo. El cual le dará permisos de superusuario</text:p>
      <text:p text:style-name="P17"/>
      <text:p text:style-name="P2"><text:span text:style-name="T2">e) Full path name: Es el path absoluto de un archivo. Con otras palabras, sería como la ubicación exacta, en una determinada computadora. Por ejemplo: </text:span>/home/usuario/documentos/archivo.txt <text:span text:style-name="T2">es un path absoluto</text:span></text:p>
      <text:p text:style-name="P2"/>
      <text:p text:style-name="P2"><text:span text:style-name="T2">Relative path name: Es el path relativo de un archivo. No especifica en que parte de la computadora está, solo indica en que parte de determinada carpeta. Por ejemplo: </text:span>../archivo.txt <text:span text:style-name="T2">o </text:span>documentos/archivo.txt.</text:p>
      <text:p text:style-name="P2"/>
      <text:p text:style-name="P17">f) Primera pregunta: Se puede hacer con el comando pwd</text:p>
      <text:p text:style-name="P17">Segunda pregunta: con cd $HOME, cd ~ o cd(sin argumentos)</text:p>
      <text:p text:style-name="P17">tercera: a preguntar</text:p>
      <text:p text:style-name="P17"/>
      <text:p text:style-name="P17">g) cd: sirve para moverse entre los directorios</text:p>
      <text:p text:style-name="P17">umount: desmonta sistemas de archivos, los libera asegurando que ya no estén en uso</text:p>
      <text:p text:style-name="P17"><text:soft-page-break/>mkdir: crea directorios. mkdir [OPCIÓN]... DIRECTORIO…</text:p>
      <text:p text:style-name="P17">du: Estima el uso de espacio de ficheros. Muestra <text:s/>un <text:s/>resumen <text:s/>del <text:s/>uso de disco para un determinado conjunto de ARCHIVOS, en el caso de los directorios lo hará de forma recursiva.</text:p>
      <text:p text:style-name="P17">rmdir: borra directorios vacíos</text:p>
      <text:p text:style-name="P17">df: informa <text:s/>de <text:s/>la <text:s/>utilización del espacio de disco en sistemas de archivo. Si <text:s/>no <text:s/>se <text:s/>proporciona <text:s/>ningún <text:s/>nombre <text:s/>de archivo, <text:s/>se <text:s/>muestra el nivel de uso del espacio en todos los sistemas de archivos montados. Por defecto, el espacio en disco <text:s/>se <text:s/>muestra <text:s/>en bloques <text:s/>de <text:s/>1K, <text:s/>a <text:s/>menos <text:s/>que <text:s/>se <text:s/>establezca <text:s/>la variable de entorno POSIXLY_CORRECT, en cuyo caso se hará en bloques de 512 bytes.</text:p>
      <text:p text:style-name="P17">Mount: monta un sistema de archivos</text:p>
      <text:p text:style-name="P17">ln: Crea enlaces entre archivos. En <text:s/>la <text:s/>primera <text:s/>forma, <text:s/>crea <text:s/>un <text:s/>enlace <text:s/>a <text:s/>OBJETIVO <text:s/>con <text:s/>el <text:s/>nombre NOMBRE_DEL_ENLACE. En la segunda forma, crea un enlace a OBJETIVO en el directorio <text:s/>actual. En las formas tercera y cuarta, crea enlaces a cada OBJETIVO en DIRECTORIO.</text:p>
      <text:p text:style-name="P17">ln [OPCIÓN]... [-T] OBJETIVO NOMBRE_DEL_ENLACE</text:p>
      <text:p text:style-name="P17">ln [OPCIÓN]... OBJETIVO</text:p>
      <text:p text:style-name="P17">ln [OPCIÓN]... OBJETIVO... DIRECTORIO</text:p>
      <text:p text:style-name="P17">ln [OPCIÓN]... -t DIRECTORIO OBJETIVO...</text:p>
      <text:p text:style-name="P17">ls: Listta el contenido de un directorio. Por <text:s/>defecto, <text:s/>muestra <text:s/>información <text:s/>de <text:s/>los <text:s/>ARCHIVO (pueden ser uno o varios) del directorio actual. Ordena alfabéticamente la salida <text:s/>si <text:s/>no se especifica ninguna de las opciones -cftuvSUX ni –sort.</text:p>
      <text:p text:style-name="P17">Pwd: imprime el nombre del directorio de trabajo actual (print working directory)</text:p>
      <text:p text:style-name="P17">cp: copia archivos y directorios. Copia ORIGEN en DESTINO, o diversos ORÍGEN(es) a un directorio.</text:p>
      <text:p text:style-name="P17">cp [OPCIÓN]... [-T] ORIGEN DEST</text:p>
      <text:p text:style-name="P17">cp [OPCIÓN]... ORIGEN... DIRECTORIO</text:p>
      <text:p text:style-name="P17">cp [OPCIÓN]... -t DIRECTORIO ORIGEN…</text:p>
      <text:p text:style-name="P18">mv: mueve (renombra) archivos. Copia ORIGEN a DESTINO, o varios ORIGEN(es) a DIRECTORIO.</text:p>
      <text:p text:style-name="P18">mv [OPCIÓN]... [-T] ORIGEN DESTINO</text:p>
      <text:p text:style-name="P18">mv [OPCIÓN]... ORIGEN... DIRECTORIO</text:p>
      <text:p text:style-name="P18">mv [OPCIÓN]... -t DIRECTORIO ORIGEN…</text:p>
      <text:p text:style-name="P18"/>
      <text:p text:style-name="P18">6)</text:p>
      <text:p text:style-name="P19">a)Un proceso es un programa en ejecución. El cual es dinámico, posee un program counter y su ciclo de vida se comprende desde que se lo “dispara” hasta que termina. La sigla PID significa Process ID, es el identificador único asignado a cada proceso. Es un número entero único. PPID(Parent process ID) es el identificador del proceso padre al proceso en cuestión. Cada proceso, a excepción del proceso inicial, es creado por otro proceso, y ese proceso que lo creó se llama proceso padre. Todos los procesos, menos el proceso inicial poseen estas propiedades.<text:line-break/>Otros atributos de los procesos:</text:p>
      <text:list text:style-name="L5">
        <text:list-item>
          <text:p text:style-name="P43">Identificación del usuario que lo disparó</text:p>
        </text:list-item>
        <text:list-item>
          <text:p text:style-name="P43">Si hay una estructura de grupos, grupo que lo disparó</text:p>
        </text:list-item>
        <text:list-item>
          <text:p text:style-name="P43">Cada proceso tiene 1 o más Stacks asociados(1 para proceso y otro para kernel)</text:p>
        </text:list-item>
      </text:list>
      <text:p text:style-name="P19">b) Se puede utilizar el comando ps, el cual indicará que procesos hay en ejecución en la maquina.</text:p>
      <text:p text:style-name="P19"/>
      <text:p text:style-name="P19">c) Foreground indica que el proceso se está ejecutando en primer plano. Background significa que el proceso se está ejecutando en segundo plano</text:p>
      <text:p text:style-name="P19"/>
      <text:p text:style-name="P19">e) Nos permite comunicar dos procesos por medio de “|”. Por ejemplo: ls | more</text:p>
      <text:p text:style-name="P19">Se ejecuta el comando ls y la salida del mismo, es enviada como entrada del comando more</text:p>
      <text:p text:style-name="P19"/>
      <text:p text:style-name="P19">f) Existen 2: </text:p>
      <text:list text:style-name="L6">
        <text:list-item>
          <text:p text:style-name="P44"><text:soft-page-break/>&gt;(destructiva): Si el archivo no existe, lo crea. SI existe, se lo trunca y se escribe en el contenido.</text:p>
        </text:list-item>
        <text:list-item>
          <text:p text:style-name="P44">&gt; &gt;(No destructiva): Si el archivo no existe, se lo crea. Si no, se agrega información al final</text:p>
        </text:list-item>
      </text:list>
      <text:p text:style-name="P19">Sirven para agregar contenido a un archivo</text:p>
      <text:p text:style-name="P19"/>
      <text:p text:style-name="P19">g) Su funcionalidad es enviarle señales a un proceso. EL cual tiene por default la señal TERM(terminar el proceso). También posee señales como HUP(recarga la config del proceso),INT(interrupción), etc.</text:p>
      <text:p text:style-name="P9"/>
      <text:p text:style-name="P9">h) pstree: muestra los procesos que están corriendo en un diagrama de arbol</text:p>
      <text:p text:style-name="P9">top: muestra los procesos de Linux</text:p>
      <text:p text:style-name="P9">killall: envía una señal para todos los proceso que están corriendo en algunos de los comandos específicos</text:p>
      <text:p text:style-name="P9">nice: ejecuta un programa con la prioridad de planificación modificada. Ejecuta <text:s/>ORDEN <text:s/>con la prioridad ajustada, afectando a su ejecución. Si no se indica ORDEN, se muestra la planificación actual. Los valores <text:s/>de prioridad <text:s/>varían <text:s/>entre <text:s/>-20(la <text:s/>mayor prioridad para el proceso) y 19 (para otorgarle la menor prioridad).</text:p>
      <text:p text:style-name="P9">Ps: Despliega información sobre una selección de procesos activos</text:p>
      <text:p text:style-name="P9"/>
      <text:p text:style-name="P9">7)</text:p>
      <text:p text:style-name="P9"/>
      <text:p text:style-name="P9">b) Que el .tar pesa 10K, tiene un peso mucho más grande</text:p>
      <text:p text:style-name="P9">c) tar -c -f comprimido.tar juan.txt masi.txt gus.txt pedro.txt</text:p>
      <text:p text:style-name="P9">si, sería gzip nombre1 nombre2 nombre3 nombre4</text:p>
      <text:p text:style-name="P9">e)tar: Es un programa diseñado para guardar multiples archivos dentro de un único archivo y manipularlo.</text:p>
      <text:p text:style-name="P9">Grep: grep busca PATRONES en cada ARCHIVO. PATRONES consistirá en uno <text:s/>o <text:s/>más patrones <text:s/>separados <text:s/>entre sí por un salto de línea; grep mostrará cada línea donde encuentre una concordancia con dicho <text:s/>patrón. <text:s/>En <text:s/>general, deben <text:s/>entrecomillarse <text:s/>los <text:s/>patrones <text:s/>si se ejecut grep dentro de otra</text:p>
      <text:p text:style-name="P9">orden de la shell. Por ejemplo: -F, --fixed-strings Interpreta <text:s/>PATRONES <text:s/>como <text:s/>una <text:s/>cadena <text:s/>de <text:s text:c="2"/>texto, <text:s text:c="2"/>no <text:s text:c="2"/>como expresiones regulares.</text:p>
      <text:p text:style-name="P9">Gzip: comprime o expande archivos. </text:p>
      <text:p text:style-name="P9">Zgrep: busca <text:s text:c="2"/>una <text:s/>expresión <text:s/>regular <text:s/>en <text:s/>archivos <text:s/>posiblemente comprimidos.</text:p>
      <text:p text:style-name="P9"><text:s/>La orden zgrep se emplea para invocar grep sobre ficheros comprimidos o "gzipeados". <text:s/>Todas <text:s/>las opciones especificadas se pasan directamente a grep. Si no se especifica ningún fichero, entonces se <text:s/>descomprime <text:s/>(si necesario) <text:s/>la <text:s/>entrada <text:s/>estándar <text:s/>y <text:s/>se envía a grep. En otro caso, se descomprimen los archivos dados ,si es necesario, y enviados a grep.</text:p>
      <text:p text:style-name="P9">Wc: imprime el número de líneas, palabras o de byte de un archivo. </text:p>
      <text:p text:style-name="P9">-c muestra el total de bytes</text:p>
      <text:p text:style-name="P9">-m muestra la totalidad de caracteres</text:p>
      <text:p text:style-name="P9">-l muestra la cantidad total de líneas</text:p>
      <text:p text:style-name="P9"/>
      <text:p text:style-name="P9">8) a</text:p>
      <text:p text:style-name="P9">ls -l &gt; prueba: Lista el contenido del directorio que estás ubicado, y ese listado lo escribe dentro de un archivo</text:p>
      <text:p text:style-name="P9">ps &gt; prueba: Lista los procesos activos en ejecución. Y los guarda dentro del archivo PRUEBA</text:p>
      <text:p text:style-name="P9"/>
      <text:p text:style-name="P9">chmod 710 prueba: cambia los permisos del archivo. El 7 hace que solo el propietario pueda leer, escribir y ejecutarlo. El 1 hace que los miembros del grupo SOLO pueden ejecutarlo. Y el 0 hace que otros no puedan hacer nada sobre el archivo</text:p>
      <text:p text:style-name="P9"/>
      <text:p text:style-name="P21"><text:soft-page-break/>chown root:root PRUEBA: Lo que hace es cambiar el grupo y propietario del archivo/directorio PRUEBA. En mi caso no me dejó hacerlo, me apareció el siguiente mensaje: chown: cambiando el propietario de 'PRUEBA': Operación no permitida. Según tengo entendido, no puedo hacerlo debido a que no tengo permisos de superusuario.</text:p>
      <text:p text:style-name="P21"/>
      <text:p text:style-name="P22">Chmod 777 prueba: Le estoy otorgando al propietario, al grupo y a otros TODOS los permisos sobre el archivo(read,write y execute)</text:p>
      <text:p text:style-name="P1"/>
      <text:p text:style-name="P1"><text:span text:style-name="T3">chmod 700 /</text:span><text:span text:style-name="T4">etc/passwd: Le otorga permiso de lectura, escritura y ejecución al propietario. Y deja sin permisos a los grupos, junto con otros usuarios.</text:span></text:p>
      <text:p text:style-name="P1"/>
      <text:p text:style-name="P23">Passwd root: cambia la contraseña del usuario root. Y no puedo hacerlo debido que necesito permisos de superusuario</text:p>
      <text:p text:style-name="P30"/>
      <text:p text:style-name="P23">rm PRUEBA: elimina el directorio o archivo prueba</text:p>
      <text:p text:style-name="P30"/>
      <text:p text:style-name="P23">man /etc/shadow: No funcionará ya que man sirve para mostrar lo que hacen los comandos. Y /etc/shadow es donde se ubican las contraseñas del usuario</text:p>
      <text:p text:style-name="P3"/>
      <text:p text:style-name="P23">find / -name *.conf: buscara todos los archivos a partir del directorio /, o sea, el directorio raíz. Que en su nombre empiecen con cualquier cosa, y su terminacion sea .conf. </text:p>
      <text:p text:style-name="P30"/>
      <text:p text:style-name="P24">usermod root -d /home/newroot -L: Bloquea la cuenta la contraseña de la cuenta de usuario root</text:p>
      <text:p text:style-name="P32"/>
      <text:p text:style-name="P24">cd /root: accede al directorio root</text:p>
      <text:p text:style-name="P32"/>
      <text:p text:style-name="P24">rm *: Sería como un, elimina todos los directorios a partir de donde estoy <text:s/>parado</text:p>
      <text:p text:style-name="P32"/>
      <text:p text:style-name="P24">cd /etc: accede al directorio etc.</text:p>
      <text:p text:style-name="P32"/>
      <text:p text:style-name="P32"/>
      <text:p text:style-name="P1"><text:span text:style-name="T3">cp ∗ /</text:span><text:span text:style-name="T5">home -R: copia todos los directorios a partir del /home de forma recursiva</text:span></text:p>
      <text:p text:style-name="P1"/>
      <text:p text:style-name="P24">shutdown: apaga o reinicia la maquina. Por defecto al apaga</text:p>
      <text:p text:style-name="P32"/>
      <text:p text:style-name="P32"/>
      <text:p text:style-name="P26">9)</text:p>
      <text:p text:style-name="P33"><text:span text:style-name="T6">a)</text:span><text:span text:style-name="T3"> Kill -9 23</text:span></text:p>
      <text:p text:style-name="P27">b) Kill -9 1</text:p>
      <text:p text:style-name="P27">c) find . f -name “*.conf*”</text:p>
      <text:p text:style-name="P4"><text:span text:style-name="T6">d) ps aux &gt; /home/</text:span><text:span text:style-name="T7">nombreusuario</text:span><text:span text:style-name="T6">/procesos</text:span></text:p>
      <text:p text:style-name="P4"><text:span text:style-name="T6">e</text:span><text:span text:style-name="T7">) chmod 751 </text:span><text:span text:style-name="T10">/home/&lt;su nombre de usuario&gt;/xxxx</text:span></text:p>
      <text:p text:style-name="P4"><text:span text:style-name="T8">f) chmod 650 /</text:span><text:span text:style-name="T10">home/&lt;su nombre de usuario&gt;/yyyy</text:span></text:p>
      <text:p text:style-name="P28">g) rm /tmp</text:p>
      <text:p text:style-name="P28">h)chown -r iso2010 /opt/isodata</text:p>
      <text:p text:style-name="P5"><text:span text:style-name="T9">i) pwd » </text:span><text:span text:style-name="T10">/home/&lt;su nombre de usuario&gt;/donde</text:span></text:p>
      <text:p text:style-name="P5"/>
      <text:p text:style-name="P29">10)</text:p>
      <text:p text:style-name="P34"/>
      <text:p text:style-name="P29">a) sudo su</text:p>
      <text:p text:style-name="P29">b)</text:p>
      <text:p text:style-name="P34"/>
      <text:p text:style-name="P29">11)</text:p>
      <text:p text:style-name="P29">a) mkdir 24464/2 &amp;&amp; cd 24464/2</text:p>
      <text:p text:style-name="P45"><text:soft-page-break/>b) Ya estando en el directorio seria solo: vi, luego apreto la i. Escribo lo que requiero. Apreto Esc. Y luego :wq LEAME. Apreto Enter y luego salgo con :q!<text:span text:style-name="T11"/></text:p>
      <text:p text:style-name="P45">c) chmod 017 <text:s/>estando en el directorio. Y si estoy en el / sería chmod 017 /home/Desktop/24464-2/LEAME<text:span text:style-name="T11"/></text:p>
      <text:p text:style-name="P46">d) cd /etc <text:span text:style-name="T16">|</text:span> ls -l &gt; leame. No debería haber problema ya que Linux es Case Sensitive, entonces al ser lo mismo, pero, este una en mayúsculas y la siguiente en minúsculas, a linux no le ocasiona problemas<text:span text:style-name="T11"/></text:p>
      <text:p text:style-name="P46">e) Una buena opción, puede ser el comando find, el cual buscará a partir del directorio especificado, todos los archivos según la opción de búsqueda<text:span text:style-name="T11"/></text:p>
      <text:p text:style-name="P46">f) find . -name “*.so” &gt; /home/Desktop/24464-2/LEAME<text:span text:style-name="T11"/></text:p>
      <text:p text:style-name="P35"/>
      <text:p text:style-name="P35"/>
      <text:p text:style-name="P36">12)</text:p>
      <text:p text:style-name="P36">mkdir iso: Crea el directorio iso</text:p>
      <text:p text:style-name="P36">cd ./iso; ps &gt; f 0:Ingresa a la carpeta Iso y e intenta guardar en un archivo el proceso en ejecución con ID 0</text:p>
      <text:p text:style-name="P6"><text:span text:style-name="T12">ls &gt; f: </text:span>el contenido del directorio actual se almacenará en el archivo <text:span text:style-name="Source_20_Text">f</text:span>, y no se mostrará en la terminal.</text:p>
      <text:p text:style-name="P37">Cd /: Te posiciona a partir del directorio /</text:p>
      <text:p text:style-name="P38">echo $HOME: Imprime el directorio home del usuario actual</text:p>
      <text:p text:style-name="P7">ls -l <text:span text:style-name="T13">$ </text:span>&gt; $HOME/iso/ls<text:span text:style-name="T13">:ls: no se puede acceder a '$': No existe el fichero o el directorio. Debería sacarse el símbolo $</text:span></text:p>
      <text:p text:style-name="P7">cd $HOME; mkdir f 2: <text:span text:style-name="T13">ingresa en el home del usuario actual y crea la carpeta f2</text:span></text:p>
      <text:p text:style-name="P7">l s −l d f 2: <text:span text:style-name="T14">lista el contenido de forma detallada del directorio en sí mismo f2</text:span></text:p>
      <text:p text:style-name="P7">chmod 341 f 2: <text:span text:style-name="T14">cambia los permisos del directorio f2. Poniendo en modo ejecución y escritura permitidos para el usuario dueño. Solo lectura a el grupo. Y ejecución para otros</text:span></text:p>
      <text:p text:style-name="P8"><text:span text:style-name="T14">touch dir: Si dir</text:span> es un directorio existente, el comando actualizará su fecha y hora de acceso y modificación.</text:p>
      <text:p text:style-name="P39">Cd f2: Ingresa al directorio f2 dentro del directorio que está ubicado</text:p>
      <text:p text:style-name="P39"><text:span text:style-name="Source_20_Text">cd ~/iso</text:span> :se utiliza para cambiar el directorio de trabajo actual a un directorio específico dentro del directorio home del usuario.</text:p>
      <text:p text:style-name="P39">pwd &gt;f 3: guarda en el archivo f3 la salida del comando pwd</text:p>
      <text:p text:style-name="P38"/>
      <text:p text:style-name="P25"><text:s/></text:p>
      <text:p text:style-name="P47">14)</text:p>
      <text:p text:style-name="P47">a) cd /tmp | mkdir logs</text:p>
      <text:p text:style-name="P49"><text:span text:style-name="T15">b) </text:span>cp -r /var/log /tmp/logs</text:p>
      <text:p text:style-name="P31"/>
      <text:p text:style-name="P48">c) tar -cvf misLogs.tar /tmp/logs</text:p>
      <text:p text:style-name="P50"><text:span text:style-name="T15">d) </text:span>tar -czvf <text:span text:style-name="T15">misLogst.tar.gz /tmp/logs</text:span></text:p>
      <text:p text:style-name="P51">f) rm -r /tmp/lo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MRoman10" svg:font-family="LMRoman10"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Arial Unicode M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Estilo_20_de_20_dibujo_20_predeterminado" style:display-name="Estilo de dibujo predeterminado"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Estilo_20_de_20_dibujo_20_predeterminado"/>
    <style:style style:name="Objeto_20_sin_20_relleno_20_ni_20_línea" style:display-name="Objeto sin relleno ni línea" style:family="paragraph" style:parent-style-name="Estilo_20_de_20_dibujo_20_predeterminado"/>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3.5pt" style:font-size-asian="43.5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text-properties style:font-name="Noto Sans" fo:font-family="'Noto Sans'" style:font-family-generic="roman" style:font-pitch="variable" fo:font-size="95.5pt" style:font-size-asian="95.5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7.5pt" style:font-size-asian="47.5pt"/>
    </style:style>
    <style:style style:name="Imagen"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master-page30_7e_LT_7e_Gliederung_20_1" style:display-name="master-page30~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0_7e_LT_7e_Gliederung_20_2" style:display-name="master-page30~LT~Gliederung 2" style:family="paragraph" style:parent-style-name="master-page30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0_7e_LT_7e_Gliederung_20_3" style:display-name="master-page30~LT~Gliederung 3" style:family="paragraph" style:parent-style-name="master-page30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0_7e_LT_7e_Gliederung_20_4" style:display-name="master-page30~LT~Gliederung 4" style:family="paragraph" style:parent-style-name="master-page30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5" style:display-name="master-page30~LT~Gliederung 5" style:family="paragraph" style:parent-style-name="master-page30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6" style:display-name="master-page30~LT~Gliederung 6" style:family="paragraph" style:parent-style-name="master-page30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7" style:display-name="master-page30~LT~Gliederung 7" style:family="paragraph" style:parent-style-name="master-page30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8" style:display-name="master-page30~LT~Gliederung 8" style:family="paragraph" style:parent-style-name="master-page30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Gliederung_20_9" style:display-name="master-page30~LT~Gliederung 9" style:family="paragraph" style:parent-style-name="master-page30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0_7e_LT_7e_Titel" style:display-name="master-page30~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0_7e_LT_7e_Untertitel" style:display-name="master-page30~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0_7e_LT_7e_Notizen" style:display-name="master-page30~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0_7e_LT_7e_Hintergrundobjekte" style:display-name="master-page30~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0_7e_LT_7e_Hintergrund" style:display-name="master-page30~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ñetas" style:family="paragraph">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staque_20_mayor" style:display-name="Destaque mayor" style:family="paragraph">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1" style:font-family-complex="'Noto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7:03:01.975052707</meta:creation-date>
    <dc:date>2024-09-13T17:33:14.105210416</dc:date>
    <meta:editing-duration>PT3H18M8S</meta:editing-duration>
    <meta:editing-cycles>21</meta:editing-cycles>
    <meta:generator>LibreOffice/7.4.7.2$Linux_X86_64 LibreOffice_project/40$Build-2</meta:generator>
    <meta:document-statistic meta:table-count="1" meta:image-count="0" meta:object-count="0" meta:page-count="6" meta:paragraph-count="184" meta:word-count="2429" meta:character-count="14306" meta:non-whitespace-character-count="11918"/>
  </office:meta>
</office:document-meta>
</file>